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01d8" officeooo:paragraph-rsid="000001d8"/>
    </style:style>
    <style:style style:name="P2" style:family="paragraph" style:parent-style-name="Standard">
      <style:text-properties style:font-name="Courier 10 Pitch" officeooo:rsid="000001d8" officeooo:paragraph-rsid="000001d8"/>
    </style:style>
    <style:style style:name="T1" style:family="text">
      <style:text-properties style:font-name="Courier 10 Pitc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buntu 16.04 cryptswap1 on none! </text:p>
      <text:p text:style-name="P1"><text:a xlink:type="simple" xlink:href="https://askubuntu.com/questions/616663/after-new-ubuntu-15-04-installation-startup-asks-for-password-even-though-no-di/616717#616717" text:style-name="Internet_20_link" text:visited-style-name="Visited_20_Internet_20_Link"><text:span text:style-name="T1">https://askubuntu.com/questions/616663/after-new-ubuntu-15-04-installation-startup-asks-for-password-even-though-no-di/616717#616717</text:span></text:a></text:p>
      <text:p text:style-name="P2"/>
      <text:p text:style-name="P1"><text:a xlink:type="simple" xlink:href="https://mattbanderson.com/ubuntu-home-drive-encryption-issues/" text:style-name="Internet_20_link" text:visited-style-name="Visited_20_Internet_20_Link"><text:span text:style-name="T1">https://mattbanderson.com/ubuntu-home-drive-encryption-issues/</text:span></text:a></text:p>
      <text:p text:style-name="P1"><text:span text:style-name="T1"/></text:p>
      <text:p text:style-name="P1"><text:span text:style-name="T1">The above “solutions” are basically turning off encrypted swap – however, it looks like there is a deeper issue. It is interesting to note that matbanderson noticed that the sleep/shutdown issues were linked to the swap issue.</text:span></text:p>
      <text:p text:style-name="P2"/>
      <text:p text:style-name="P2">Checked /var/log/boot.log</text:p>
      <text:p text:style-name="P2">[FAILED] Failed to start Cryptography Setup for cryptswap1.</text:p>
      <text:p text:style-name="P2">See 'systemctl status systemd-cryptsetup@cryptswap1.service' for details.</text:p>
      <text:p text:style-name="P2"/>
      <text:p text:style-name="P2">wolfman@wolfman-XPS-13-9370:~$ systemctl status systemd-cryptsetup@cryptswap1.service</text:p>
      <text:p text:style-name="P2">● systemd-cryptsetup@cryptswap1.service - Cryptography Setup for cryptswap1</text:p>
      <text:p text:style-name="P2"><text:s text:c="3"/>Loaded: loaded (/etc/crypttab; bad; vendor preset: enabled)</text:p>
      <text:p text:style-name="P2"><text:s text:c="3"/>Active: activating (start) since Wed 2018-07-11 09:26:15 EDT; 25min ago</text:p>
      <text:p text:style-name="P2"><text:s text:c="5"/>Docs: man:crypttab(5)</text:p>
      <text:p text:style-name="P2"><text:s text:c="11"/>man:systemd-cryptsetup-generator(8)</text:p>
      <text:p text:style-name="P2"><text:s text:c="11"/>man:systemd-cryptsetup@.service(8)</text:p>
      <text:p text:style-name="P2"><text:s/>Main PID: 855 (systemd-cryptse)</text:p>
      <text:p text:style-name="P2"><text:s text:c="4"/>Tasks: 1 (limit: 512)</text:p>
      <text:p text:style-name="P2"><text:s text:c="3"/>CGroup: /system.slice/system-systemd\x2dcryptsetup.slice/systemd-cryptsetup@cryptswap1.service</text:p>
      <text:p text:style-name="P2"><text:s text:c="11"/>└─855 /lib/systemd/systemd-cryptsetup attach cryptswap1 /dev/disk/by-uuid/77417fed-4d1a-4dee-a10d-60bdd193a15e /dev/urandom swap,offset=1024,cipher=aes-xts-plain64</text:p>
      <text:p text:style-name="P2"/>
      <text:p text:style-name="P2">Jul 11 09:26:15 wolfman-XPS-13-9370 systemd[1]: Starting Cryptography Setup for cryptswap1...</text:p>
      <text:p text:style-name="P2">Jul 11 09:26:15 wolfman-XPS-13-9370 systemd-cryptsetup[855]: Set cipher aes, mode xts-plain64, key size 256 bits for device /dev/disk/by-uuid/77417fed-4d1a-4dee-a10d-60bdd193a15e.</text:p>
      <text:p text:style-name="P2">Jul 11 09:26:15 wolfman-XPS-13-9370 systemd-cryptsetup[855]: Failed to activate with key file '/dev/urandom': Device or resource busy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1T09:48:33.045117179</meta:creation-date>
    <dc:date>2018-07-11T09:55:45.295583594</dc:date>
    <meta:editing-duration>PT7M12S</meta:editing-duration>
    <meta:editing-cycles>1</meta:editing-cycles>
    <meta:document-statistic meta:table-count="0" meta:image-count="0" meta:object-count="0" meta:page-count="1" meta:paragraph-count="21" meta:word-count="151" meta:character-count="1756" meta:non-whitespace-character-count="1572"/>
    <meta:generator>LibreOffice/5.1.2.2$Linux_X86_64 LibreOffice_project/10m0$Build-2</meta:generator>
  </office:meta>
</office:document-meta>
</file>